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9cc" draw:opacity="100%" draw:textarea-vertical-align="middle"/>
    </style:style>
    <style:style style:name="gr2" style:family="graphic" style:parent-style-name="standard">
      <style:graphic-properties draw:fill-color="#cc99ff" draw:opacity="40%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99cc" draw:opacity="40%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7.1cm" svg:height="4cm" svg:x="16.1cm" svg:y="7cm">
          <text:p text:style-name="P1">PLAY GAME</text:p>
        </draw:rect>
        <draw:rect draw:style-name="gr2" draw:text-style-name="P1" draw:layer="layout" svg:width="5cm" svg:height="4cm" svg:x="11cm" svg:y="12.6cm">
          <text:p text:style-name="P1">love.load</text:p>
        </draw:rect>
        <draw:rect draw:style-name="gr2" draw:text-style-name="P1" draw:layer="layout" svg:width="5cm" svg:height="4cm" svg:x="17.3cm" svg:y="12.6cm">
          <text:p text:style-name="P1">love.draw</text:p>
        </draw:rect>
        <draw:rect draw:style-name="gr2" draw:text-style-name="P1" draw:layer="layout" svg:width="5cm" svg:height="4cm" svg:x="23.6cm" svg:y="12.6cm">
          <text:p text:style-name="P1">love.update</text:p>
        </draw:rect>
        <draw:line draw:style-name="gr3" draw:text-style-name="P2" draw:layer="layout" svg:x1="16.5cm" svg:y1="11cm" svg:x2="14.6cm" svg:y2="12.6cm">
          <text:p/>
        </draw:line>
        <draw:line draw:style-name="gr3" draw:text-style-name="P2" draw:layer="layout" svg:x1="19.6cm" svg:y1="11cm" svg:x2="19.6cm" svg:y2="12.6cm">
          <text:p/>
        </draw:line>
        <draw:line draw:style-name="gr3" draw:text-style-name="P2" draw:layer="layout" svg:x1="22.8cm" svg:y1="11cm" svg:x2="25.3cm" svg:y2="12.6cm">
          <text:p/>
        </draw:line>
        <draw:rect draw:style-name="gr4" draw:text-style-name="P1" draw:layer="layout" svg:width="5cm" svg:height="4cm" svg:x="11cm" svg:y="18cm">
          <text:p text:style-name="P1">math.random</text:p>
        </draw:rect>
        <draw:line draw:style-name="gr3" draw:text-style-name="P2" draw:layer="layout" svg:x1="13.4cm" svg:y1="16.6cm" svg:x2="13.4cm" svg:y2="18cm">
          <text:p/>
        </draw:line>
        <draw:rect draw:style-name="gr4" draw:text-style-name="P1" draw:layer="layout" svg:width="5cm" svg:height="4cm" svg:x="21.1cm" svg:y="18cm">
          <text:p text:style-name="P1">compara</text:p>
        </draw:rect>
        <draw:rect draw:style-name="gr4" draw:text-style-name="P1" draw:layer="layout" svg:width="5cm" svg:height="4cm" svg:x="27cm" svg:y="17.9cm">
          <text:p text:style-name="P1">checa</text:p>
        </draw:rect>
        <draw:line draw:style-name="gr3" draw:text-style-name="P2" draw:layer="layout" svg:x1="25.4cm" svg:y1="16.6cm" svg:x2="24cm" svg:y2="18cm">
          <text:p/>
        </draw:line>
        <draw:line draw:style-name="gr3" draw:text-style-name="P2" draw:layer="layout" svg:x1="27.2cm" svg:y1="16.6cm" svg:x2="28.6cm" svg:y2="1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5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a Maksoud</meta:initial-creator>
    <meta:creation-date>2017-04-10T23:42:47</meta:creation-date>
    <dc:date>2017-04-11T00:06:31</dc:date>
    <dc:creator>Daniela Maksoud</dc:creator>
    <meta:editing-duration>PT23M44S</meta:editing-duration>
    <meta:editing-cycles>1</meta:editing-cycles>
    <meta:document-statistic meta:object-count="13"/>
    <meta:generator>OpenOffice/4.1.3$Unix OpenOffice.org_project/413m1$Build-9783</meta:generator>
  </office:meta>
</office:document-meta>
</file>